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5985A5A25DE87FC6.png" manifest:media-type="image/png"/>
  <manifest:file-entry manifest:full-path="Pictures/1000020100000CEB000009B00B6E40EAA885D2B2.png" manifest:media-type="image/png"/>
  <manifest:file-entry manifest:full-path="Pictures/1000020100000CEB000009B09C6245BC6A40FD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Portfoli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SOMMAIRE<text:tab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ESENTATION</text:p>
              </text:list-item>
              <text:list-item>
                <text:p>LA CIBLE </text:p>
              </text:list-item>
              <text:list-item>
                <text:p>BENCHMARK</text:p>
              </text:list-item>
              <text:list-item>
                <text:p>SWOT</text:p>
              </text:list-item>
              <text:list-item>
                <text:p>POLICES</text:p>
              </text:list-item>
              <text:list-item>
                <text:p>MOODBOARD</text:p>
              </text:list-item>
              <text:list-item>
                <text:p>TRELLO</text:p>
              </text:list-item>
              <text:list-item>
                <text:p>MAQUETT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PRESENTATION</text:p>
          </draw:text-box>
        </draw:frame>
        <draw:frame presentation:style-name="pr7" draw:layer="layout" svg:width="12cm" svg:height="9.134cm" svg:x="1.8cm" svg:y="3.685cm" presentation:class="outline" presentation:user-transformed="true">
          <draw:text-box>
            <text:list text:style-name="L2">
              <text:list-header>
                <text:p>Mon portfolio servira de démonstration de mes compétences pour les recruteur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5985A5A25DE87FC6.png" xlink:type="simple" xlink:show="embed" xlink:actuate="onLoad"/>
    <draw:fill-image draw:name="Bitmap_20_2" draw:display-name="Bitmap 2" xlink:href="Pictures/1000020100000CEB000009B00B6E40EAA885D2B2.png" xlink:type="simple" xlink:show="embed" xlink:actuate="onLoad"/>
    <draw:fill-image draw:name="background" xlink:href="Pictures/1000020100000CEB000009B09C6245BC6A40FD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4:00:42.279000000</meta:creation-date>
    <meta:editing-duration>PT3M9S</meta:editing-duration>
    <meta:editing-cycles>2</meta:editing-cycles>
    <meta:generator>LibreOffice/6.2.5.2$Windows_X86_64 LibreOffice_project/1ec314fa52f458adc18c4f025c545a4e8b22c159</meta:generator>
    <dc:title>Portfolio</dc:title>
    <dc:date>2019-07-29T14:03:50.544000000</dc:date>
    <meta:document-statistic meta:object-count="52"/>
  </office:meta>
</office:document-meta>
</file>